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text-properties fo:font-size="11pt" style:font-size-asian="11pt" style:font-size-complex="11pt"/>
    </style:style>
    <style:style style:name="P2" style:family="paragraph" style:parent-style-name="Standard" style:list-style-name=""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Standard" style:list-style-name="">
      <style:text-properties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P5" style:family="paragraph" style:parent-style-name="Standard" style:list-style-name="">
      <style:text-properties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Standard">
      <style:text-properties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 style:list-style-name="">
      <style:text-properties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 style:list-style-name=""/>
    <style:style style:name="P9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 style:list-style-name="">
      <style:paragraph-properties fo:margin-left="1.27cm" fo:margin-right="0cm" fo:text-indent="0cm" style:auto-text-indent="false"/>
      <style:text-properties fo:font-size="11pt" style:font-size-asian="11pt" style:font-size-complex="11pt"/>
    </style:style>
    <style:style style:name="P12" style:family="paragraph" style:parent-style-name="Standard" style:list-style-name="">
      <style:paragraph-properties fo:background-color="transparent">
        <style:background-image/>
      </style:paragraph-properties>
      <style:text-properties fo:color="#0000cc"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 style:list-style-name="">
      <style:paragraph-properties fo:background-color="transparent">
        <style:background-image/>
      </style:paragraph-properties>
      <style:text-properties fo:color="#0000cc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 style:list-style-name="">
      <style:paragraph-properties fo:background-color="transparent">
        <style:background-image/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 style:list-style-name="">
      <style:paragraph-properties fo:margin-left="0cm" fo:margin-right="0cm" fo:text-indent="0cm" style:auto-text-indent="false" fo:background-color="transparent">
        <style:background-image/>
      </style:paragraph-properties>
      <style:text-properties fo:color="#0000cc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cc"/>
    </style:style>
    <style:style style:name="T5" style:family="text">
      <style:text-properties fo:color="#0000cc" fo:font-weight="bold" style:font-weight-asian="bold" style:font-weight-complex="bold"/>
    </style:style>
    <style:style style:name="T6" style:family="text">
      <style:text-properties fo:color="#0000cc" fo:font-style="normal" style:text-underline-style="none" style:font-style-asian="normal" style:font-style-complex="normal"/>
    </style:style>
    <style:style style:name="T7" style:family="text">
      <style:text-properties fo:color="#111111"/>
    </style:style>
    <style:style style:name="T8" style:family="text">
      <style:text-properties fo:color="#111111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pezifikation des Anwendungs-Protokolls</text:p>
      <text:p text:style-name="Standard">für den Client-Server-Chat RNP02 (github.com/rep0sit)</text:p>
      <text:p text:style-name="Standard"/>
      <text:p text:style-name="Standard">Autoren:</text:p>
      <text:p text:style-name="Standard">Nelli Welker</text:p>
      <text:p text:style-name="Standard">Etienne Onasch</text:p>
      <text:p text:style-name="Standard"/>
      <text:p text:style-name="Standard">Simple Chat Server Communication Protocoll (SCSCP)</text:p>
      <text:p text:style-name="Standard"/>
      <text:p text:style-name="Standard">1. Einführung<text:tab/><text:tab/><text:tab/><text:tab/><text:tab/><text:tab/><text:tab/>1</text:p>
      <text:p text:style-name="Standard">2. Befehle<text:tab/><text:tab/><text:tab/><text:tab/><text:tab/><text:tab/><text:tab/>1</text:p>
      <text:p text:style-name="Standard">3. Ablauf der Kommunikation<text:tab/><text:tab/><text:tab/><text:tab/>2</text:p>
      <text:p text:style-name="Standard">4. User Befehle<text:tab/><text:tab/><text:tab/><text:tab/><text:tab/><text:tab/>3</text:p>
      <text:p text:style-name="Standard"/>
      <text:p text:style-name="P10">1. Einführung:</text:p>
      <text:p text:style-name="Standard">Ziel des SCSCP die Kommunikation zwischen einem Client und einem Server in einem Chatsystem zu ermöglichen.</text:p>
      <text:p text:style-name="Standard">Das SCSCP ist komplett Textbasiert, weshalb auf Server Seite einige Voraussetzungen erfüllt sein müssen, damit z.B. Clients keine Server-Befehle senden können.</text:p>
      <text:p text:style-name="Standard"/>
      <text:p text:style-name="P9">2. Befehle:</text:p>
      <text:p text:style-name="Standard"/>
      <text:p text:style-name="P2">Server Kommandos</text:p>
      <text:p text:style-name="P11">"&lt;&lt;300"<text:tab/><text:tab/></text:p>
      <text:p text:style-name="P11">übermittelt dem Client den Befehl seinen Usernamen zu senden</text:p>
      <text:p text:style-name="P2"/>
      <text:p text:style-name="P1"><text:span text:style-name="T3">Server Kommandos die den Zustand des Clients ändern</text:span></text:p>
      <text:p text:style-name="P11">&gt;&gt;&gt;&gt;601_&lt;optionale Nachicht&gt;</text:p>
      <text:p text:style-name="P11">Zwingt den Client zum disconnect</text:p>
      <text:p text:style-name="P2"/>
      <text:p text:style-name="P2">Positive Server Antworten</text:p>
      <text:p text:style-name="P8"><text:span text:style-name="T1"><text:tab/></text:span><text:span text:style-name="T2">&gt;&gt;100_&lt;optionale Nachicht&gt;</text:span></text:p>
      <text:p text:style-name="P1"><text:tab/>Der Username des Clients ist gültig.</text:p>
      <text:p text:style-name="P1"/>
      <text:p text:style-name="P1"><text:tab/>&gt;&gt;101_&lt;optionale Nachicht&gt;</text:p>
      <text:p text:style-name="P1"><text:tab/>Der User wurde erfolgreich eingeloggt</text:p>
      <text:p text:style-name="P2"/>
      <text:p text:style-name="P2">Negative Server Antworten</text:p>
      <text:p text:style-name="P2"><text:tab/></text:p>
      <text:p text:style-name="P8"><text:span text:style-name="T1"><text:tab/></text:span><text:span text:style-name="T2">&gt;&gt;000_&lt;optionale Nachicht&gt;</text:span></text:p>
      <text:p text:style-name="P1"><text:tab/>Der Username ist ungültig</text:p>
      <text:p text:style-name="P1"/>
      <text:p text:style-name="P1"><text:tab/>&gt;&gt;001_&lt;optionale Nachicht&gt;</text:p>
      <text:p text:style-name="P1"><text:tab/>Der Username ist bereits in Verwendung</text:p>
      <text:p text:style-name="P1"/>
      <text:p text:style-name="P1"><text:tab/>&gt;&gt;002_&lt;optionale Nachicht&gt;</text:p>
      <text:p text:style-name="P1"><text:tab/>Der Server ist voll</text:p>
      <text:p text:style-name="P2"><text:tab/></text:p>
      <text:p text:style-name="P1"/>
      <text:p text:style-name="P1"/>
      <text:p text:style-name="P4"/>
      <text:p text:style-name="P7"/>
      <text:p text:style-name="P7"/>
      <text:p text:style-name="P3"/>
      <text:p text:style-name="P6"><text:tab/><text:tab/><text:tab/><text:tab/><text:tab/><text:tab/>-1-</text:p>
      <text:p text:style-name="P4"><text:soft-page-break/>3. Ablauf der Kommunikation</text:p>
      <text:p text:style-name="P4"/>
      <text:p text:style-name="P7">Alle gesendeten Nachichten sind Textnachichten und bestehen immer aus einer Zeile, die mit "\n" beendet werden.</text:p>
      <text:p text:style-name="P4"/>
      <text:p text:style-name="P7">Nach dem Verbindungsaufbau sendet der Server den Befehl:</text:p>
      <text:p text:style-name="P7"><text:span text:style-name="T5">"&lt;&lt;300"</text:span>, welcher den Client auffordert einen Benutzernamen zu übermitteln.</text:p>
      <text:p text:style-name="P7"/>
      <text:p text:style-name="P7">Die nächste vom Client gesendete Textnachicht wird automatisch als Nutzername interpretiert.</text:p>
      <text:p text:style-name="P7">Der Server kann nun folgende Kommandos an den Client senden:</text:p>
      <text:p text:style-name="P7">-----------------------------------------------------------------------------------------------------------------------------------</text:p>
      <text:p text:style-name="P5">XOR: </text:p>
      <text:p text:style-name="P7"><text:span text:style-name="T5">"&gt;&gt;002_&lt;optionale Nachicht&gt;"</text:span> : Der Server ist voll. Verbindung zum Chat nicht möglich. </text:p>
      <text:p text:style-name="P7">Der Client sollte damit reagieren sich selbst mit einer geeigneten User Nachicht zu beenden.</text:p>
      <text:p text:style-name="P5"/>
      <text:p text:style-name="P5">XOR:</text:p>
      <text:p text:style-name="P7"><text:span text:style-name="T5">"&gt;&gt;100_&lt;optionale Nachicht&gt;"</text:span><text:span text:style-name="T4"> </text:span>: Der Username ist gültig und entspricht den Regularien des Servers, gefolgt von:</text:p>
      <text:p text:style-name="P7"><text:span text:style-name="T5">"&gt;101_&lt;optionale Nachicht&gt;" </text:span>: Der User wurde erfolgreich eingeloggt.</text:p>
      <text:p text:style-name="P7">Beide Kommandos haben hier allerdings nur einen informativen Charakter und der Client kann je nach Implementierung diese Informationen an den User weiterleiten.</text:p>
      <text:p text:style-name="P7"/>
      <text:p text:style-name="P5">XOR:</text:p>
      <text:p text:style-name="P14"><text:span text:style-name="T4">"&gt;&gt;001_&lt;o</text:span><text:span text:style-name="T6">ptionale Nachicht</text:span><text:span text:style-name="T4">&gt;" :</text:span><text:span text:style-name="T8"> Der Username ist bereits in Verwendung. </text:span></text:p>
      <text:p text:style-name="P14"><text:span text:style-name="T7">XOR:</text:span></text:p>
      <text:p text:style-name="P12">"&gt;&gt;000_&lt;optionale Nachicht&gt;"<text:span text:style-name="T8"> : Der Nutzername ist ungültig und passt nicht in die Regularien des Servers. Der Server sollte die Regularien in der optionalen Nachicht übermitteln.</text:span></text:p>
      <text:p text:style-name="P12"><text:span text:style-name="T8">(z.B. "&gt;&gt;000_Usernamen müssen mindestens 3 Zeichen lang sein")</text:span></text:p>
      <text:p text:style-name="P13"><text:span text:style-name="T8">-----------------------------------------------------------------------------------------------------------------------------------</text:span></text:p>
      <text:p text:style-name="P12"><text:span text:style-name="T8">Es ist zu empfehlen, dass der Server nachdem er eines der letzten beiden Kommandos (&gt;&gt;000_, &gt;001_) übermittelt hat, erneut auf die Übermittlung eines Usernamen wartet. </text:span></text:p>
      <text:p text:style-name="P12"><text:span text:style-name="T8">Mittels einer Schleife sollte der Server diesen Vorgang mehrmals durchführen können. </text:span></text:p>
      <text:p text:style-name="P12"><text:span text:style-name="T8"/></text:p>
      <text:p text:style-name="P12"><text:span text:style-name="T8">Alternativ, oder nach erfolgloser Beendung aller Schleifendurchgänge, sendet der Server den Befehl:</text:span></text:p>
      <text:p text:style-name="P15">"&gt;&gt;&gt;&gt;601_&lt;optionale Nachicht&gt;"<text:span text:style-name="T8">,</text:span></text:p>
      <text:p text:style-name="P15"><text:span text:style-name="T8">welcher den Client veranlasst die Verbindung zum Server zu beenden.</text:span></text:p>
      <text:p text:style-name="P15"><text:span text:style-name="T8">Dieser Befehl sollte unabhängig davon vom Client jederzeit als eine Aufforderung zum Verbindungsabbruch</text:span></text:p>
      <text:p text:style-name="P15"><text:span text:style-name="T8">interpretiert werden.</text:span></text:p>
      <text:p text:style-name="P7"/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tab/><text:tab/><text:tab/><text:tab/><text:tab/><text:tab/>-2-</text:p>
      <text:p text:style-name="P4"><text:soft-page-break/>4. User Kommandos</text:p>
      <text:p text:style-name="P4"/>
      <text:p text:style-name="P7">Nachdem der User erfolgreich eingeloggt wurde, kann er folgenden Befehle an den Server senden.</text:p>
      <text:p text:style-name="P7">Dieser sollte darauf automatisch mit einer passenden Nachicht antworten.</text:p>
      <text:p text:style-name="P2"/>
      <text:p text:style-name="P1"/>
      <text:p text:style-name="P1"><text:tab/>/commands</text:p>
      <text:p text:style-name="P1"><text:tab/>listet alle möglichen User Befehle auf</text:p>
      <text:p text:style-name="P1"><text:tab/></text:p>
      <text:p text:style-name="P1"><text:tab/>/rooms</text:p>
      <text:p text:style-name="P1"><text:tab/>listet alle existierenden Chaträume auf</text:p>
      <text:p text:style-name="P1"/>
      <text:p text:style-name="P1"><text:tab/>/goto&lt;leerzeichen&gt;&lt;room&gt;</text:p>
      <text:p text:style-name="P1"><text:tab/>Gehe in den Chatraum &lt;room&gt;</text:p>
      <text:p text:style-name="P1"><text:tab/></text:p>
      <text:p text:style-name="P1"><text:tab/>/users</text:p>
      <text:p text:style-name="P1"><text:tab/>show a list of every user in the room</text:p>
      <text:p text:style-name="P1"><text:tab/></text:p>
      <text:p text:style-name="P1"><text:tab/>/whisper&lt;leerzeichen&gt;&lt;username&gt;</text:p>
      <text:p text:style-name="P1"><text:tab/>gehe in den Flüstermodus mit User &lt;username&gt;</text:p>
      <text:p text:style-name="P1"/>
      <text:p text:style-name="P1"><text:tab/>/unwhisper</text:p>
      <text:p text:style-name="P1"><text:tab/>deaktiviert den Flüstermodus. Nachichten gehen an alle User des gleichen Chatrooms.</text:p>
      <text:p text:style-name="P1"/>
      <text:p text:style-name="P1"><text:tab/>/log</text:p>
      <text:p text:style-name="P7"><text:tab/>zeigt das log aller den User betreffenden Nachichten dieses Chatraumes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tab/><text:tab/><text:tab/><text:tab/><text:tab/><text:tab/>-3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orname Nachname</meta:initial-creator>
    <meta:creation-date>2017-11-08T22:18:43.75</meta:creation-date>
    <meta:generator>OpenOffice/4.1.3$Win32 OpenOffice.org_project/413m1$Build-9783</meta:generator>
    <dc:date>2017-11-09T00:16:42.56</dc:date>
    <dc:creator>Vorname Nachname</dc:creator>
    <meta:editing-duration>PT1H57M49S</meta:editing-duration>
    <meta:editing-cycles>21</meta:editing-cycles>
    <meta:document-statistic meta:table-count="0" meta:image-count="0" meta:object-count="0" meta:page-count="3" meta:paragraph-count="84" meta:word-count="484" meta:character-count="3860"/>
  </office:meta>
</office:document-meta>
</file>